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F3200000131403E24BA.svm" manifest:media-type=""/>
  <manifest:file-entry manifest:full-path="Pictures/200000010000054800000131F27C598E.svm" manifest:media-type=""/>
  <manifest:file-entry manifest:full-path="Pictures/20000001000004F8000004DAE4003941.svm" manifest:media-type=""/>
  <manifest:file-entry manifest:full-path="Pictures/200000010000015F000000FEB392CE23.svm" manifest:media-type=""/>
  <manifest:file-entry manifest:full-path="Pictures/20000001000000A6000000E530BA4D65.svm" manifest:media-type=""/>
  <manifest:file-entry manifest:full-path="Pictures/20000001000000D8000000F2F8ADF435.svm" manifest:media-type=""/>
  <manifest:file-entry manifest:full-path="Pictures/20000001000002B5000000D83453BEED.svm" manifest:media-type=""/>
  <manifest:file-entry manifest:full-path="Pictures/20000001000002AD000000D8F6A200C6.svm" manifest:media-type=""/>
  <manifest:file-entry manifest:full-path="Pictures/2000000100000243000000D8B95EBEA8.svm" manifest:media-type=""/>
  <manifest:file-entry manifest:full-path="Pictures/20000001000002B5000000D8308B3EB4.svm" manifest:media-type=""/>
  <manifest:file-entry manifest:full-path="Pictures/2000000100000211000001290840249C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76cm"/>
    </style:style>
    <style:style style:name="gr5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GS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latex§\begin{align*}&#10;A&amp;=W g\\&#10;R&amp;=\frac{L}{\sigma A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GS} \l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6" style:family="graphic" style:parent-style-name="standard">
      <style:graphic-properties TexMathsArgs="10§display§v_{GS3}&gt;v_{GS2}&gt;v_{GS1} &gt;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77cm" svg:height="1.191cm" svg:x="7.828cm" svg:y="1.039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9233.89830508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7.589cm" svg:y1="1.727cm" svg:x2="7.589cm" svg:y2="1.041cm">
          <text:p/>
        </draw:line>
        <draw:line draw:style-name="gr3" draw:text-style-name="P1" draw:layer="layout" svg:x1="7.762cm" svg:y1="1.727cm" svg:x2="7.39cm" svg:y2="1.727cm">
          <text:p/>
        </draw:line>
        <draw:line draw:style-name="gr3" draw:text-style-name="P1" draw:layer="layout" svg:x1="7.795cm" svg:y1="1.036cm" svg:x2="7.423cm" svg:y2="1.036cm">
          <text:p/>
        </draw:line>
        <draw:line draw:style-name="gr2" draw:text-style-name="P1" draw:layer="layout" svg:x1="7.86cm" svg:y1="0.782cm" svg:x2="11.505cm" svg:y2="0.782cm">
          <text:p/>
        </draw:line>
        <draw:line draw:style-name="gr3" draw:text-style-name="P1" draw:layer="layout" svg:x1="7.842cm" svg:y1="0.91cm" svg:x2="7.842cm" svg:y2="0.538cm">
          <text:p/>
        </draw:line>
        <draw:line draw:style-name="gr3" draw:text-style-name="P1" draw:layer="layout" svg:x1="11.51cm" svg:y1="0.934cm" svg:x2="11.51cm" svg:y2="0.562cm">
          <text:p/>
        </draw:line>
        <draw:line draw:style-name="gr2" draw:text-style-name="P1" draw:layer="layout" svg:x1="11.871cm" svg:y1="1.058cm" svg:x2="12.299cm" svg:y2="1.517cm">
          <text:p/>
        </draw:line>
        <draw:line draw:style-name="gr3" draw:text-style-name="P1" draw:layer="layout" svg:x1="11.707cm" svg:y1="1.042cm" svg:x2="12.174cm" svg:y2="1.042cm">
          <text:p/>
        </draw:line>
        <draw:line draw:style-name="gr3" draw:text-style-name="P1" draw:layer="layout" svg:x1="12.16cm" svg:y1="1.54cm" svg:x2="12.627cm" svg:y2="1.54cm">
          <text:p/>
        </draw:line>
        <draw:line draw:style-name="gr3" draw:text-style-name="P1" draw:layer="layout" svg:x1="0.472cm" svg:y1="3.627cm" svg:x2="0.472cm" svg:y2="1.531cm">
          <text:p/>
        </draw:line>
        <draw:line draw:style-name="gr3" draw:text-style-name="P1" xml:id="id2" draw:id="id2" draw:layer="layout" svg:x1="0.474cm" svg:y1="3.626cm" svg:x2="3.525cm" svg:y2="3.626cm">
          <draw:glue-point draw:id="4" svg:x="1.812cm" svg:y="10cm"/>
          <text:p/>
        </draw:line>
        <draw:line draw:style-name="gr3" draw:text-style-name="P1" draw:layer="layout" svg:x1="0.474cm" svg:y1="3.626cm" svg:x2="2.692cm" svg:y2="2.159cm">
          <text:p/>
        </draw:line>
        <draw:frame draw:style-name="gr4" draw:text-style-name="P3" draw:layer="layout" svg:width="0.964cm" svg:height="0.916cm" svg:x="7.484cm" svg:y="3.005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4" draw:text-style-name="P3" draw:layer="layout" svg:width="1.283cm" svg:height="0.916cm" svg:x="5.86cm" svg:y="3.005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0.474cm" svg:y1="3.627cm" svg:x2="3.195cm" svg:y2="2.797cm">
          <text:p/>
        </draw:line>
        <draw:line draw:style-name="gr3" draw:text-style-name="P1" draw:layer="layout" svg:x1="0.474cm" svg:y1="3.627cm" svg:x2="2.212cm" svg:y2="1.474cm">
          <text:p/>
        </draw:line>
        <draw:frame draw:style-name="gr5" draw:text-style-name="P1" draw:layer="layout" svg:width="0.634cm" svg:height="0.355cm" svg:x="0.204cm" svg:y="1.024cm">
          <draw:image xlink:href="Pictures/2000000100000211000001290840249C.svm" xlink:type="simple" xlink:show="embed" xlink:actuate="onLoad">
            <text:p/>
          </draw:image>
        </draw:frame>
        <draw:frame draw:style-name="gr6" draw:text-style-name="P1" draw:layer="layout" svg:width="0.694cm" svg:height="0.258cm" svg:x="3.652cm" svg:y="3.491cm">
          <draw:image xlink:href="Pictures/2000000100000243000000D8B95EBEA8.svm" xlink:type="simple" xlink:show="embed" xlink:actuate="onLoad">
            <text:p/>
          </draw:image>
        </draw:frame>
        <draw:frame draw:style-name="gr7" draw:text-style-name="P1" draw:layer="layout" svg:width="0.821cm" svg:height="0.258cm" svg:x="3.286cm" svg:y="2.679cm">
          <draw:image xlink:href="Pictures/20000001000002AD000000D8F6A200C6.svm" xlink:type="simple" xlink:show="embed" xlink:actuate="onLoad">
            <text:p/>
          </draw:image>
        </draw:frame>
        <draw:frame draw:style-name="gr8" draw:text-style-name="P1" draw:layer="layout" svg:width="0.83cm" svg:height="0.258cm" svg:x="2.809cm" svg:y="1.942cm">
          <draw:image xlink:href="Pictures/20000001000002B5000000D8308B3EB4.svm" xlink:type="simple" xlink:show="embed" xlink:actuate="onLoad">
            <text:p/>
          </draw:image>
        </draw:frame>
        <draw:frame draw:style-name="gr9" draw:text-style-name="P1" draw:layer="layout" svg:width="0.83cm" svg:height="0.258cm" svg:x="2.317cm" svg:y="1.224cm">
          <draw:image xlink:href="Pictures/20000001000002B5000000D83453BEED.svm" xlink:type="simple" xlink:show="embed" xlink:actuate="onLoad">
            <text:p/>
          </draw:image>
        </draw:frame>
        <draw:frame draw:style-name="gr10" draw:text-style-name="P1" draw:layer="layout" svg:width="0.258cm" svg:height="0.289cm" svg:x="9.557cm" svg:y="0.393cm">
          <draw:image xlink:href="Pictures/20000001000000D8000000F2F8ADF435.svm" xlink:type="simple" xlink:show="embed" xlink:actuate="onLoad">
            <text:p/>
          </draw:image>
        </draw:frame>
        <draw:frame draw:style-name="gr11" draw:text-style-name="P1" draw:layer="layout" svg:width="0.198cm" svg:height="0.274cm" svg:x="7.263cm" svg:y="1.252cm">
          <draw:image xlink:href="Pictures/20000001000000A6000000E530BA4D65.svm" xlink:type="simple" xlink:show="embed" xlink:actuate="onLoad">
            <text:p/>
          </draw:image>
        </draw:frame>
        <draw:frame draw:style-name="gr12" draw:text-style-name="P1" draw:layer="layout" svg:width="0.42cm" svg:height="0.304cm" svg:x="12.349cm" svg:y="1.067cm">
          <draw:image xlink:href="Pictures/200000010000015F000000FEB392CE23.svm" xlink:type="simple" xlink:show="embed" xlink:actuate="onLoad">
            <text:p/>
          </draw:image>
        </draw:frame>
        <draw:frame draw:style-name="gr13" draw:text-style-name="P1" draw:layer="layout" svg:width="1.525cm" svg:height="1.489cm" svg:x="9.849cm" svg:y="2.461cm">
          <draw:image xlink:href="Pictures/20000001000004F8000004DAE4003941.svm" xlink:type="simple" xlink:show="embed" xlink:actuate="onLoad">
            <text:p/>
          </draw:image>
        </draw:frame>
        <draw:frame draw:style-name="gr14" draw:text-style-name="P1" xml:id="id1" draw:id="id1" draw:layer="layout" svg:width="1.621cm" svg:height="0.365cm" svg:x="3.887cm" svg:y="3.031cm">
          <draw:image xlink:href="Pictures/200000010000054800000131F27C598E.svm" xlink:type="simple" xlink:show="embed" xlink:actuate="onLoad">
            <text:p/>
          </draw:image>
        </draw:frame>
        <draw:connector draw:style-name="gr15" draw:text-style-name="P1" draw:layer="layout" draw:type="curve" draw:line-skew="3.233cm -0.779cm" svg:x1="3.887cm" svg:y1="3.213cm" svg:x2="2.551cm" svg:y2="3.626cm" draw:start-shape="id1" draw:start-glue-point="3" draw:end-shape="id2" draw:end-glue-point="4" svg:d="M3887 3213c-1021 0-850 157-929 224s-407 41-407 189" svg:viewBox="0 0 1337 414">
          <text:p/>
        </draw:connector>
        <draw:frame draw:style-name="gr16" draw:text-style-name="P1" draw:layer="layout" svg:width="3.889cm" svg:height="0.304cm" svg:x="2.678cm" svg:y="0.482cm">
          <draw:image xlink:href="Pictures/2000000100000F3200000131403E24B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6:27:26.646590835</dc:date>
    <meta:editing-duration>PT17M1S</meta:editing-duration>
    <meta:editing-cycles>4</meta:editing-cycles>
    <meta:generator>LibreOffice/4.2.8.2$Linux_x86 LibreOffice_project/420m0$Build-2</meta:generator>
    <meta:document-statistic meta:object-count="29"/>
  </office:meta>
</office:document-meta>
</file>